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A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setOnBlu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Rel( String r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.setHref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A( String href , String name ,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.A( String href , String name , String target ,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.setOnFocu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A( String href ,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NeedLineBreak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.setFolder( String f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A( String href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A( String href , String name , String target , String lang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.A( String href , String name , String target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setRev( String r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A( String href ,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A( String href , String name , String target , String lang ,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